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style>
    <style:style style:name="Table2.A" style:family="table-column"/>
    <style:style style:name="Table3" style:family="table">
      <style:table-properties table:align="center"/>
    </style:style>
    <style:style style:name="Table3.A" style:family="table-column"/>
    <style:style style:name="Table4" style:family="table">
      <style:table-properties table:align="center"/>
    </style:style>
    <style:style style:name="Table4.A" style:family="table-column"/>
  </office:automatic-styles>
  <office:body>
    <office:text>
      <text:p text:style-name="Title">Familiar and Unfamiliar Quotations</text:p>
      <text:h text:style-name="Heading_20_1" text:outline-level="1"><text:bookmark-start text:name="familiar-and-unfamiliar-quotations"/>Familiar and Unfamiliar Quotations<text:bookmark-end text:name="familiar-and-unfamiliar-quotations"/></text:h>
      <text:h text:style-name="Heading_20_1" text:outline-level="1"><text:bookmark-start text:name="about-life-the-universe-computers-and-everything"/>About <text:a xlink:type="simple" xlink:href="http://norvig.com/quotations.html#life" office:name=""><text:span text:style-name="Definition">Life</text:span></text:a>, <text:a xlink:type="simple" xlink:href="http://norvig.com/quotations.html#universe" office:name=""><text:span text:style-name="Definition">The Universe</text:span></text:a>, <text:a xlink:type="simple" xlink:href="http://norvig.com/quotations.html#computers" office:name=""><text:span text:style-name="Definition">Computers,</text:span></text:a> and <text:a xlink:type="simple" xlink:href="http://norvig.com/quotations.html#everything" office:name=""><text:span text:style-name="Definition">Everything</text:span></text:a><text:bookmark-end text:name="about-life-the-universe-computers-and-everything"/></text:h>
      <text:p text:style-name="Horizontal_20_Line"/>
      <text:p text:style-name="First_20_paragraph"/>
      <table:table table:name="Table1" table:style-name="Table1">
        <table:table-column table:style-name="Table1.A"/>
        <table:table-row>
          <table:table-cell table:style-name="TableRowCell" office:value-type="string">
            <text:p text:style-name="Table_20_Contents"><text:span text:style-name="T1">Life</text:span></text:p>
          </table:table-cell>
        </table:table-row>
      </table:table>
      <text:p text:style-name="First_20_paragraph">Always do right. This will gratify some people and astonish the rest.<text:line-break/><text:span text:style-name="T2">    - </text:span><text:a xlink:type="simple" xlink:href="http://en.wikipedia.org/wiki/Mark_twain" office:name=""><text:span text:style-name="Definition"><text:span text:style-name="T2">Mark Twain</text:span></text:span></text:a></text:p>
      <text:p text:style-name="Text_20_body">A man is a success if he gets up in the morning and gets to bed at night, and in between he does what he wants to do.<text:line-break/><text:span text:style-name="T2">    - </text:span><text:a xlink:type="simple" xlink:href="http://en.wikipedia.org/wiki/Bob_Dylan" office:name=""><text:span text:style-name="Definition"><text:span text:style-name="T2">Bob Dylan</text:span></text:span></text:a></text:p>
      <text:p text:style-name="Text_20_body">Don't wait for the Last Judgement. It takes place every day.<text:line-break/><text:span text:style-name="T2">    - </text:span><text:a xlink:type="simple" xlink:href="http://en.wikipedia.org/wiki/Albert_Camus" office:name=""><text:span text:style-name="Definition"><text:span text:style-name="T2">Albert Camus</text:span></text:span></text:a></text:p>
      <text:p text:style-name="Text_20_body">Brick walls are there for a reason. They're not there to keep us out. The brick walls are there to give us a chance to show how badly we want something.<text:line-break/><text:span text:style-name="T2">    - </text:span><text:a xlink:type="simple" xlink:href="http://randypausch.com/" office:name=""><text:span text:style-name="Definition"><text:span text:style-name="T2">Randy Pausch</text:span></text:span></text:a></text:p>
      <text:p text:style-name="Text_20_body">Far and away the best prize life has to offer is the chance to work hard at work worth doing.<text:line-break/><text:span text:style-name="T2">    - </text:span><text:a xlink:type="simple" xlink:href="http://en.wikipedia.org/wiki/Theodore_Roosevelt" office:name=""><text:span text:style-name="Definition"><text:span text:style-name="T2">Theodore Roosevelt</text:span></text:span></text:a></text:p>
      <text:p text:style-name="Text_20_body">I cannot afford to waste my time making money.<text:line-break/><text:span text:style-name="T2">    - </text:span><text:a xlink:type="simple" xlink:href="http://en.wikipedia.org/wiki/Louis_Agassiz" office:name=""><text:span text:style-name="Definition"><text:span text:style-name="T2">Louis Agassiz</text:span></text:span></text:a></text:p>
      <text:p text:style-name="Text_20_body">All you have to decide is what you're going to do with the time you are given.<text:line-break/><text:span text:style-name="T2">    - </text:span><text:a xlink:type="simple" xlink:href="http://en.wikipedia.org/wiki/Gandalf" office:name=""><text:span text:style-name="Definition"><text:span text:style-name="T2">Gandalf</text:span></text:span></text:a></text:p>
      <text:p text:style-name="Text_20_body">The quality of a person's life is in direct proportion to their commitment to excellence, regardless of their field of endeavor.<text:line-break/><text:span text:style-name="T2">    - </text:span><text:a xlink:type="simple" xlink:href="http://www.vincelombardi.com/" office:name=""><text:span text:style-name="Definition"><text:span text:style-name="T2">Vince Lombardi</text:span></text:span></text:a></text:p>
      <text:p text:style-name="Text_20_body">No art, however minor, demands less than total dedication if you want to excel in it.<text:line-break/><text:span text:style-name="T2">    - </text:span><text:a xlink:type="simple" xlink:href="http://en.wikipedia.org/wiki/Leone_Battista_Alberti" office:name=""><text:span text:style-name="Definition"><text:span text:style-name="T2">Leon Battista Alberti</text:span></text:span></text:a><text:span text:style-name="T2">, (architect, painter and mathematician)</text:span></text:p>
      <text:p text:style-name="Text_20_body">My crystal ball is fuzzy<text:line-break/><text:span text:style-name="T2">    - </text:span><text:a xlink:type="simple" xlink:href="http://www.cs.berkeley.edu/People/Faculty/Homepages/zadeh.html" office:name=""><text:span text:style-name="Definition"><text:span text:style-name="T2">Lotfi Zadeh</text:span></text:span></text:a><text:span text:style-name="T2"> (inventor of Fuzzy Logic, when asked to predict the future)</text:span></text:p>
      <text:p text:style-name="Text_20_body">If I had a dollar for every million-dollar idea I've had, I'd be rich.<text:line-break/><text:span text:style-name="T2">    - </text:span><text:a xlink:type="simple" xlink:href="http://www.compliancemedia.com/Principals.html" office:name=""><text:span text:style-name="Definition"><text:span text:style-name="T2">Greg Meyer</text:span></text:span></text:a></text:p>
      <text:p text:style-name="Text_20_body">There's nothing that will change someone's moral outlook quicker than cash in large sums.<text:line-break/><text:span text:style-name="T2">    - </text:span><text:a xlink:type="simple" xlink:href="http://en.wikipedia.org/wiki/Larry_Flynt" office:name=""><text:span text:style-name="Definition"><text:span text:style-name="T2">Larry Flynt</text:span></text:span></text:a></text:p>
      <text:p text:style-name="Text_20_body">The perfect is the enemy of the good.<text:line-break/><text:span text:style-name="T2">    - </text:span><text:a xlink:type="simple" xlink:href="http://en.wikipedia.org/wiki/Voltaire" office:name=""><text:span text:style-name="Definition"><text:span text:style-name="T2">Voltaire</text:span></text:span></text:a></text:p>
      <text:p text:style-name="Text_20_body">I have great faith in fools. Self-confidence, my friends call it.<text:line-break/><text:span text:style-name="T2">    - </text:span><text:a xlink:type="simple" xlink:href="http://en.wikipedia.org/wiki/Edgar_Allan_Poe" office:name=""><text:span text:style-name="Definition"><text:span text:style-name="T2">Edgar Allen Poe</text:span></text:span></text:a></text:p>
      <text:p text:style-name="Text_20_body">The point of all this is to be able to spend more time at the beach!<text:line-break/><text:span text:style-name="T2">    - </text:span><text:a xlink:type="simple" xlink:href="http://robotics.stanford.edu/users/nilsson/bio.html" office:name=""><text:span text:style-name="Definition"><text:span text:style-name="T2">Nils Nilsson</text:span></text:span></text:a></text:p>
      <text:p text:style-name="Text_20_body">Being famous has its benefits, but fame isn't one of them.<text:line-break/><text:span text:style-name="T2">    - </text:span><text:a xlink:type="simple" xlink:href="http://www.wall.org/~larry/" office:name=""><text:span text:style-name="Definition"><text:span text:style-name="T2">Larry Wall</text:span></text:span></text:a></text:p>
      <text:p text:style-name="Text_20_body">Personally, I liked the university. They gave us money and facilities, we didn't have to produce anything! You've never been out of college! You don't know what it's like out there! I've <text:span text:style-name="T2">worked</text:span> in the private sector. They expect <text:span text:style-name="T2">results</text:span>.<text:line-break/><text:span text:style-name="T2">    - </text:span><text:a xlink:type="simple" xlink:href="http://www.imdb.com/name/nm0000101/" office:name=""><text:span text:style-name="Definition"><text:span text:style-name="T2">Dr Ray Stanz (Dan Aykroyd)</text:span></text:span></text:a><text:span text:style-name="T2">, Ghostbusters</text:span></text:p>
      <text:p text:style-name="Text_20_body">A great many people think they are thinking when they are merely rearranging their prejudices.<text:line-break/><text:span text:style-name="T2">    - </text:span><text:a xlink:type="simple" xlink:href="http://en.wikipedia.org/wiki/William_James" office:name=""><text:span text:style-name="Definition"><text:span text:style-name="T2">William James</text:span></text:span></text:a></text:p>
      <text:p text:style-name="Text_20_body">It is the mark of an educated mind to be able to entertain a thought without accepting it.<text:line-break/><text:span text:style-name="T2">    - </text:span><text:a xlink:type="simple" xlink:href="http://en.wikipedia.org/wiki/Aristotle" office:name=""><text:span text:style-name="Definition"><text:span text:style-name="T2">Aristotle</text:span></text:span></text:a></text:p>
      <text:p text:style-name="Text_20_body">I try to leave out the parts that people skip.<text:line-break/><text:span text:style-name="T2">    - </text:span><text:a xlink:type="simple" xlink:href="http://en.wikipedia.org/Elmore_Leonard" office:name=""><text:span text:style-name="Definition"><text:span text:style-name="T2">Elmore Leonard</text:span></text:span></text:a><text:span text:style-name="T2"> (on his secret to writing)</text:span></text:p>
      <text:p text:style-name="Text_20_body">Either write something worth reading or do something worth writing.<text:line-break/><text:span text:style-name="T2">    - </text:span><text:a xlink:type="simple" xlink:href="http://en.wikipedia.org/wiki/Benjamin_Franklin" office:name=""><text:span text:style-name="Definition"><text:span text:style-name="T2">Benjamin Franklin</text:span></text:span></text:a></text:p>
      <text:p text:style-name="Text_20_body">Believe, if thou wilt, that mountains change their place, but believe not that man changes his nature.<text:line-break/><text:span text:style-name="T2">    - </text:span><text:a xlink:type="simple" xlink:href="http://en.wikipedia.org/wiki/Mohammed" office:name=""><text:span text:style-name="Definition"><text:span text:style-name="T2">Mohammed</text:span></text:span></text:a></text:p>
      <text:p text:style-name="Text_20_body"/>
      <table:table table:name="Table2" table:style-name="Table2">
        <table:table-column table:style-name="Table2.A"/>
        <table:table-row>
          <table:table-cell table:style-name="TableRowCell" office:value-type="string">
            <text:p text:style-name="Table_20_Contents"><text:span text:style-name="T1">The Universe</text:span></text:p>
          </table:table-cell>
        </table:table-row>
      </table:table>
      <text:p text:style-name="First_20_paragraph">In the beginning, the Universe was created. This has made a lot of people very angry and been widely regarded as a bad move.<text:line-break/><text:span text:style-name="T2">    - </text:span><text:a xlink:type="simple" xlink:href="http://www.douglasadams.com/" office:name=""><text:span text:style-name="Definition"><text:span text:style-name="T2">Douglas Adams</text:span></text:span></text:a></text:p>
      <text:p text:style-name="Text_20_body">Space isn't remote at all. It's only an hour's drive away if your car could go straight upwards.<text:line-break/><text:span text:style-name="T2">    - </text:span><text:a xlink:type="simple" xlink:href="http://en.wikipedia.org/wiki/Fred_Hoyle" office:name=""><text:span text:style-name="Definition"><text:span text:style-name="T2">Fred Hoyle</text:span></text:span></text:a></text:p>
      <text:p text:style-name="Text_20_body">Man is the best computer we can put aboard a spacecraft... and the only one that can be mass produced with unskilled labor.<text:line-break/><text:span text:style-name="T2">    - </text:span><text:a xlink:type="simple" xlink:href="http://liftoff.msfc.nasa.gov/academy/history/vonBraun/vonBraun.html" office:name=""><text:span text:style-name="Definition"><text:span text:style-name="T2">Wernher von Braun</text:span></text:span></text:a></text:p>
      <text:p text:style-name="Text_20_body">We can lick gravity, but sometimes the paperwork is overwhelming.<text:line-break/><text:span text:style-name="T2">    - </text:span><text:a xlink:type="simple" xlink:href="http://liftoff.msfc.nasa.gov/academy/history/vonBraun/vonBraun.html" office:name=""><text:span text:style-name="Definition"><text:span text:style-name="T2">Wernher von Braun</text:span></text:span></text:a></text:p>
      <text:p text:style-name="Text_20_body">I don't see any god up here.<text:line-break/><text:span text:style-name="T2">    - </text:span><text:a xlink:type="simple" xlink:href="http://en.wikipedia.org/wiki/Gagarin" office:name=""><text:span text:style-name="Definition"><text:span text:style-name="T2">Yuri Gagarin</text:span></text:span></text:a><text:span text:style-name="T2"> (in orbit, 1961)</text:span></text:p>
      <text:p text:style-name="Text_20_body">Only two things are infinite, the universe and human stupidity, and I'm not sure about the former.<text:line-break/><text:span text:style-name="T2">    - </text:span><text:a xlink:type="simple" xlink:href="http://en.wikipedia.org/wiki/Einstein" office:name=""><text:span text:style-name="Definition"><text:span text:style-name="T2">Albert Einstein</text:span></text:span></text:a></text:p>
      <text:p text:style-name="Text_20_body">There are 10<text:span text:style-name="T3">11</text:span> stars in the galaxy. That used to be a <text:span text:style-name="T2">huge</text:span> number. But it's only a hundred billion. It's less than the national deficit! We used to call them astronomical numbers. Now we should call them economical numbers.<text:line-break/><text:span text:style-name="T2">    - </text:span><text:a xlink:type="simple" xlink:href="http://www.feynmanonline.com/" office:name=""><text:span text:style-name="Definition"><text:span text:style-name="T2">Richard Feynman</text:span></text:span></text:a></text:p>
      <text:p text:style-name="Text_20_body">For all our conceits about being the center of the universe, we live in a routine planet of a humdrum star stuck away in an obscure corner ... on an unexceptional galaxy which is one of about 100 billion galaxies. ... That is the fundamental fact of the universe we inhabit, and it is very good for us to understand that.<text:line-break/><text:span text:style-name="T2">    - </text:span><text:a xlink:type="simple" xlink:href="http://en.wikipedia.org/wiki/Carl_Sagan" office:name=""><text:span text:style-name="Definition"><text:span text:style-name="T2">Carl Sagan</text:span></text:span></text:a></text:p>
      <text:p text:style-name="Text_20_body">Far out in the uncharted backwaters of the unfashionable end of the Western Spiral arm of the Galaxy lies a small unregarded yellow sun. Orbiting this at a distance of roughly ninety-eight million miles is an utterly insignificant little blue-green planet whose ape-descended life forms are so amazingly primitive that they still think digital watches are a pretty neat idea.<text:line-break/><text:span text:style-name="T2">    - </text:span><text:a xlink:type="simple" xlink:href="http://www.douglasadams.com/" office:name=""><text:span text:style-name="Definition"><text:span text:style-name="T2">Douglas Adams</text:span></text:span></text:a></text:p>
      <text:p text:style-name="Text_20_body"/>
      <table:table table:name="Table3" table:style-name="Table3">
        <table:table-column table:style-name="Table3.A"/>
        <table:table-row>
          <table:table-cell table:style-name="TableRowCell" office:value-type="string">
            <text:p text:style-name="Table_20_Contents"><text:span text:style-name="T1">Computers</text:span></text:p>
          </table:table-cell>
        </table:table-row>
      </table:table>
      <text:p text:style-name="First_20_paragraph">Some software is actually pretty good, by any standard. Think of the Mars Rovers, Google, and the Human Genome Project. Now, that's quality software!<text:line-break/><text:span text:style-name="T2">    - </text:span><text:a xlink:type="simple" xlink:href="http://parasol.tamu.edu/people/bs/" office:name=""><text:span text:style-name="Definition"><text:span text:style-name="T2">Bjarne Stroustrup</text:span></text:span></text:a><text:span text:style-name="T2">, (when asked by </text:span><text:a xlink:type="simple" xlink:href="http://www.technologyreview.com/Infotech/17987/?a=f" office:name=""><text:span text:style-name="Definition"><text:span text:style-name="T2">Technology Review</text:span></text:span></text:a><text:span text:style-name="T2"> "Why is software so bad?". I'm proud to have worked on two of those three projects.)</text:span></text:p>
      <text:p text:style-name="Text_20_body">The world has arrived at an age of cheap complex devices of great reliability; and something is bound to come of it.<text:line-break/><text:span text:style-name="T2">    - </text:span><text:a xlink:type="simple" xlink:href="http://en.wikipedia.org/wiki/Vannevar_Bush" office:name=""><text:span text:style-name="Definition"><text:span text:style-name="T2">Vannevar Bush</text:span></text:span></text:a><text:span text:style-name="T2"> (1945)</text:span></text:p>
      <text:p text:style-name="Text_20_body">Power corrupts, and obsolete power corrupts obsoletely.<text:line-break/><text:span text:style-name="T2">    - </text:span><text:a xlink:type="simple" xlink:href="http://en.wikipedia.org/wiki/Ted_Nelson" office:name=""><text:span text:style-name="Definition"><text:span text:style-name="T2">Ted Nelson</text:span></text:span></text:a><text:span text:style-name="T2">, on the Microsoft DOS operating system</text:span></text:p>
      <text:p text:style-name="Text_20_body">Computers make it easier to do a lot of things, but most of the things they make it easier to do don't need to be done<text:line-break/><text:span text:style-name="T2">    - </text:span><text:a xlink:type="simple" xlink:href="http://en.wikipedia.org/wiki/Andy_Rooney" office:name=""><text:span text:style-name="Definition"><text:span text:style-name="T2">Andy Rooney</text:span></text:span></text:a></text:p>
      <text:p text:style-name="Text_20_body">As soon as we started programming, we found out to our surprise that it wasn't as easy to get programs right as we had thought. Debugging had to be discovered. I can remember the exact instant when I realized that a large part of my life from then on was going to be spent in finding mistakes in my own programs.<text:line-break/><text:span text:style-name="T2">    - </text:span><text:a xlink:type="simple" xlink:href="http://en.wikipedia.org/wiki/Maurice_Wilkes" office:name=""><text:span text:style-name="Definition"><text:span text:style-name="T2">Maurice Wilkes</text:span></text:span></text:a></text:p>
      <text:p text:style-name="Text_20_body">Only wimps use tape backup: <text:span text:style-name="T2">real</text:span> men just upload their important stuff on ftp, and let the rest of the world mirror it.<text:line-break/><text:span text:style-name="T2">    - </text:span><text:a xlink:type="simple" xlink:href="http://en.wikipedia.org/wiki/Linus_Torvalds" office:name=""><text:span text:style-name="Definition"><text:span text:style-name="T2">Linus Torvalds</text:span></text:span></text:a></text:p>
      <text:p text:style-name="Text_20_body">C++ is history repeated as tragedy. Java is history repeated as farce.<text:line-break/><text:span text:style-name="T2">    - </text:span><text:a xlink:type="simple" xlink:href="mailto:swm@mediaone.net" office:name=""><text:span text:style-name="Definition"><text:span text:style-name="T2">Scott McKay</text:span></text:span></text:a></text:p>
      <text:p text:style-name="Text_20_body">Nothing is destroyed until it is replaced.<text:line-break/><text:span text:style-name="T2">    - </text:span><text:a xlink:type="simple" xlink:href="http://en.wikipedia.org/wiki/Auguste_Comte" office:name=""><text:span text:style-name="Definition"><text:span text:style-name="T2">Auguste Comte (1798-1857)</text:span></text:span></text:a><text:span text:style-name="T2"> (on the need for revolutionary new theories (or on the need to do </text:span><text:span text:style-name="Source_Text">x.f = null</text:span><text:span text:style-name="T2"> in garbage-collected languages with destructors))</text:span></text:p>
      <text:p text:style-name="Text_20_body">In general, they do what you want, unless you want consistency.<text:line-break/><text:span text:style-name="T2">    - </text:span><text:a xlink:type="simple" xlink:href="http://www.wall.org/~larry/" office:name=""><text:span text:style-name="Definition"><text:span text:style-name="T2">Larry Wall</text:span></text:span></text:a><text:span text:style-name="T2"> (on Perl functions)</text:span></text:p>
      <text:p text:style-name="Text_20_body">Computer language design is just like a stroll in the park. Jurassic Park, that is.<text:line-break/><text:span text:style-name="T2">    - </text:span><text:a xlink:type="simple" xlink:href="http://www.wall.org/~larry/" office:name=""><text:span text:style-name="Definition"><text:span text:style-name="T2">Larry Wall</text:span></text:span></text:a></text:p>
      <text:p text:style-name="Text_20_body">If you give someone Fortran, he has Fortran. If you give someone Lisp, he has any language he pleases.<text:line-break/><text:span text:style-name="T2">    - </text:span><text:a xlink:type="simple" xlink:href="http://en.wikipedia.org/wiki/Guy_Steele" office:name=""><text:span text:style-name="Definition"><text:span text:style-name="T2">Guy L. Steele</text:span></text:span></text:a></text:p>
      <text:p text:style-name="Text_20_body">[Lisp] is the only computer language that is beautiful.<text:line-break/><text:span text:style-name="T2">    - </text:span><text:a xlink:type="simple" xlink:href="http://en.wikipedia.org/wiki/Neal_Stephenson" office:name=""><text:span text:style-name="Definition"><text:span text:style-name="T2">Neal Stephenson</text:span></text:span></text:a></text:p>
      <text:p text:style-name="Text_20_body">If you can't hear me, it's because I'm in parentheses.<text:line-break/><text:span text:style-name="T2">    - </text:span><text:a xlink:type="simple" xlink:href="http://en.wikipedia.org/wiki/Steven_Wright" office:name=""><text:span text:style-name="Definition"><text:span text:style-name="T2">Steven Wright</text:span></text:span></text:a></text:p>
      <text:p text:style-name="Text_20_body">He who refuses to do arithmetic is doomed to talk nonsense.<text:line-break/><text:span text:style-name="T2">    - </text:span><text:a xlink:type="simple" xlink:href="http://www-formal.stanford.edu/jmc/" office:name=""><text:span text:style-name="Definition"><text:span text:style-name="T2">John McCarthy</text:span></text:span></text:a></text:p>
      <text:p text:style-name="Text_20_body">Belief is no substitute for arithmetic.<text:line-break/><text:span text:style-name="T2">    - </text:span><text:a xlink:type="simple" xlink:href="http://www.lysator.liu.se/c/henry/" office:name=""><text:span text:style-name="Definition"><text:span text:style-name="T2">Henry Spencer</text:span></text:span></text:a></text:p>
      <text:p text:style-name="Text_20_body">Object-oriented programming is an exceptionally bad idea which could only have originated in California.<text:line-break/><text:span text:style-name="T2">    - </text:span><text:a xlink:type="simple" xlink:href="http://www.cs.utexas.edu/users/UTCS/report/1994/profiles/dijkstra.html" office:name=""><text:span text:style-name="Definition"><text:span text:style-name="T2">Edsger Dijkstra</text:span></text:span></text:a><text:span text:style-name="T2"> (attributed)</text:span></text:p>
      <text:p text:style-name="Text_20_body">We read Knuth so you don't have to.<text:line-break/><text:span text:style-name="T2">    -</text:span><text:a xlink:type="simple" xlink:href="http://c2.com/cgi/wiki?TimPeters" office:name=""><text:span text:style-name="Definition"><text:span text:style-name="T2">Tim Peters</text:span></text:span></text:a><text:span text:style-name="T2"> (explaining what the Python developers do in their spare time)</text:span></text:p>
      <text:p text:style-name="Text_20_body">Computers are useless. They can only give you answers.<text:line-break/><text:span text:style-name="T2">    - </text:span><text:a xlink:type="simple" xlink:href="http://en.wikipedia.org/wiki/Picasso" office:name=""><text:span text:style-name="Definition"><text:span text:style-name="T2">Pablo Picasso</text:span></text:span></text:a></text:p>
      <text:p text:style-name="Text_20_body">I do not believe in objects. I believe only in their relationships.<text:line-break/><text:span text:style-name="T2">    - </text:span><text:a xlink:type="simple" xlink:href="http://en.wikipedia.org/wiki/Braque" office:name=""><text:span text:style-name="Definition"><text:span text:style-name="T2">George Braque</text:span></text:span></text:a></text:p>
      <text:p text:style-name="Text_20_body">I don't paint things. I only paint the difference between things.<text:line-break/><text:span text:style-name="T2">    - </text:span><text:a xlink:type="simple" xlink:href="http://en.wikipedia.org/wiki/Matisse" office:name=""><text:span text:style-name="Definition"><text:span text:style-name="T2">Henri Matisse</text:span></text:span></text:a></text:p>
      <text:p text:style-name="Text_20_body">Mathematicians do not study objects, but relations among objects; they are indifferent to the replacement of objects by others as long the relations don't change. Matter is not important, only form interests them.<text:line-break/><text:span text:style-name="T2">    - </text:span><text:a xlink:type="simple" xlink:href="http://en.wikipedia.org/wiki/Henri_Poincar%C3%A9" office:name=""><text:span text:style-name="Definition"><text:span text:style-name="T2">Henri Poincare</text:span></text:span></text:a></text:p>
      <text:p text:style-name="Text_20_body">Have nothing in your houses that you do not know to be useful, or believe to be beautiful.<text:line-break/><text:span text:style-name="T2">    - </text:span><text:a xlink:type="simple" xlink:href="http://www.morrissociety.org/" office:name=""><text:span text:style-name="Definition"><text:span text:style-name="T2">William Morris</text:span></text:span></text:a></text:p>
      <text:p text:style-name="Text_20_body">All models are wrong. Some models are useful.<text:line-break/><text:span text:style-name="T2">    - </text:span><text:a xlink:type="simple" xlink:href="http://www.engr.wisc.edu/ie/faculty/box_george.html" office:name=""><text:span text:style-name="Definition"><text:span text:style-name="T2">George Box</text:span></text:span></text:a></text:p>
      <text:p text:style-name="Text_20_body">When cryptography is outlawed, bayl bhgynjf jvyy unir cevinpl!<text:line-break/><text:span text:style-name="T2">    - </text:span><text:a xlink:type="simple" xlink:href="http://en.wikipedia.org/wiki/Brad_Templeton" office:name=""><text:span text:style-name="Definition"><text:span text:style-name="T2">Brad Templeton</text:span></text:span></text:a></text:p>
      <text:p text:style-name="Text_20_body">Errors using inadequate data are much less than those using no data at all.<text:line-break/><text:span text:style-name="T2">    - </text:span><text:a xlink:type="simple" xlink:href="http://en.wikipedia.org/wiki/Babbage" office:name=""><text:span text:style-name="Definition"><text:span text:style-name="T2">Charles Babbage</text:span></text:span></text:a></text:p>
      <text:p text:style-name="Text_20_body">In the future, search engines should be as useful as HAL in the movie <text:span text:style-name="T2">2001: A Space Odyssey</text:span>--but hopefully they won't kill people.<text:line-break/><text:span text:style-name="T2">    - </text:span><text:a xlink:type="simple" xlink:href="http://en.wikipedia.org/wiki/Sergey_Brin" office:name=""><text:span text:style-name="Definition"><text:span text:style-name="T2">Sergey Brin</text:span></text:span></text:a></text:p>
      <text:p text:style-name="Text_20_body"/>
      <table:table table:name="Table4" table:style-name="Table4">
        <table:table-column table:style-name="Table4.A"/>
        <table:table-row>
          <table:table-cell table:style-name="TableRowCell" office:value-type="string">
            <text:p text:style-name="Table_20_Contents"><text:span text:style-name="T1">Everything</text:span></text:p>
          </table:table-cell>
        </table:table-row>
      </table:table>
      <text:p text:style-name="First_20_paragraph">Doubt is not a pleasant condition, but certainty is an absurd one.<text:line-break/><text:span text:style-name="T2">    - </text:span><text:a xlink:type="simple" xlink:href="http://en.wikipedia.org/wiki/Voltaire" office:name=""><text:span text:style-name="Definition"><text:span text:style-name="T2">Voltaire</text:span></text:span></text:a></text:p>
      <text:p text:style-name="Text_20_body">There are three principal ways to lose money: wine, women, and engineers. While the first two are more pleasant, the third is by far the more certain.<text:line-break/><text:span text:style-name="T2">    - </text:span><text:a xlink:type="simple" xlink:href="http://www.jewishpeople.net/barrot.html" office:name=""><text:span text:style-name="Definition"><text:span text:style-name="T2">Baron Rothschild</text:span></text:span></text:a></text:p>
      <text:p text:style-name="Text_20_body">God is a hacker, not an engineer.<text:line-break/><text:span text:style-name="T2">    - </text:span><text:a xlink:type="simple" xlink:href="http://en.wikipedia.org/wiki/Francis_Crick" office:name=""><text:span text:style-name="Definition"><text:span text:style-name="T2">Francis Crick</text:span></text:span></text:a></text:p>
      <text:p text:style-name="Text_20_body">You can do reverse engineering, but you can't do reverse hacking.<text:line-break/><text:span text:style-name="T2">    - </text:span><text:a xlink:type="simple" xlink:href="http://en.wikipedia.org/wiki/Vilayanur_S._Ramachandran" office:name=""><text:span text:style-name="Definition"><text:span text:style-name="T2">V. S. Ramachandran</text:span></text:span></text:a></text:p>
      <text:p text:style-name="Text_20_body">I have often thought that if there had been a good rap group in those days, I might have chosen a career in music instead of politics.<text:line-break/><text:span text:style-name="T2">    - </text:span><text:a xlink:type="simple" xlink:href="http://en.wikipedia.org/wiki/Nixon" office:name=""><text:span text:style-name="Definition"><text:span text:style-name="T2">Richard Nixon</text:span></text:span></text:a></text:p>
      <text:p text:style-name="Text_20_body">If I have made myself clear, you must have misunderstood me.<text:line-break/><text:span text:style-name="T2">    - </text:span><text:a xlink:type="simple" xlink:href="http://en.wikipedia.org/wiki/Greenspan" office:name=""><text:span text:style-name="Definition"><text:span text:style-name="T2">Alan Greenspan</text:span></text:span></text:a></text:p>
      <text:p text:style-name="Text_20_body">Science is like sex: sometimes something useful comes out, but that is not the reason we are doing it<text:line-break/><text:span text:style-name="T2">    - </text:span><text:a xlink:type="simple" xlink:href="http://www.feynmanonline.com/" office:name=""><text:span text:style-name="Definition"><text:span text:style-name="T2">Richard Feynman</text:span></text:span></text:a></text:p>
      <text:p text:style-name="Text_20_body">Literature is mostly about having sex, and not much about having babies; life is the other way round.<text:line-break/><text:span text:style-name="T2">    - </text:span><text:a xlink:type="simple" xlink:href="http://en.wikipedia.org/wiki/David_Lodge_%28author%29" office:name=""><text:span text:style-name="Definition"><text:span text:style-name="T2">David Lodge</text:span></text:span></text:a></text:p>
      <text:p text:style-name="Text_20_body">More than any other time in history mankind faces a crossroads. One path leads to despair and utter hopelessness, the other to total extinction. Let us pray we have the wisdom to choose correctly.<text:line-break/><text:span text:style-name="T2">    -</text:span><text:a xlink:type="simple" xlink:href="http://en.wikipedia.org/wiki/Woody_Allen" office:name=""><text:span text:style-name="Definition"><text:span text:style-name="T2">Woody Allen</text:span></text:span></text:a></text:p>
      <text:p text:style-name="Text_20_body">When you have eliminated the impossible, whatever remains, however improbable, must be the truth.<text:line-break/><text:span text:style-name="T2">    - </text:span><text:a xlink:type="simple" xlink:href="http://en.wikipedia.org/wiki/Arthur_Conan_Doyle" office:name=""><text:span text:style-name="Definition"><text:span text:style-name="T2">Sir Arthur Conan Doyle</text:span></text:span></text:a></text:p>
      <text:p text:style-name="Text_20_body">Chance favors only the prepared mind.<text:line-break/><text:span text:style-name="T2">    - </text:span><text:a xlink:type="simple" xlink:href="http://en.wikipedia.org/wiki/Pasteur" office:name=""><text:span text:style-name="Definition"><text:span text:style-name="T2">Louis Pasteur</text:span></text:span></text:a></text:p>
      <text:p text:style-name="Text_20_body">Lord, give us the wisdom to utter words that are gentle and tender, for tomorrow we may have to eat them.<text:line-break/><text:span text:style-name="T2">    -</text:span><text:a xlink:type="simple" xlink:href="http://www.udall.gov/mku.htm" office:name=""><text:span text:style-name="Definition"><text:span text:style-name="T2">Sen. Morris Udall</text:span></text:span></text:a></text:p>
      <text:p text:style-name="Text_20_body">It does not require a majority to prevail, but rather an irate, tireless minority keen to set brush fires in people's minds.<text:line-break/><text:span text:style-name="T2">    - </text:span><text:a xlink:type="simple" xlink:href="http://www.samadams.com/" office:name=""><text:span text:style-name="Definition"><text:span text:style-name="T2">Samuel Adams</text:span></text:span></text:a></text:p>
      <text:p text:style-name="Text_20_body">I don't want to achieve immortality through my work ... I want to achieve it through not dying.<text:line-break/><text:span text:style-name="T2">    - </text:span><text:a xlink:type="simple" xlink:href="http://en.wikipedia.org/wiki/Woody_allen" office:name=""><text:span text:style-name="Definition"><text:span text:style-name="T2">Woody Allen</text:span></text:span></text:a></text:p>
      <text:p text:style-name="Text_20_body">I am a man of fixed and unbending principles, the first of which is to be flexible at all times.<text:line-break/><text:span text:style-name="T2">    - </text:span><text:a xlink:type="simple" xlink:href="http://en.wikipedia.org/wiki/Dirksen" office:name=""><text:span text:style-name="Definition"><text:span text:style-name="T2">Sen. Everett Dirksen</text:span></text:span></text:a></text:p>
      <text:p text:style-name="Text_20_body">When I face an issue of great import that cleaves both constituents and colleagues, I always take the same approach. I engage in deep deliberation and quiet contemplation. I wait to the last available minute and then I always vote with the losers. Because, my friend, the winners never remember and the losers never forget.<text:line-break/><text:span text:style-name="T2">    - </text:span><text:a xlink:type="simple" xlink:href="http://en.wikipedia.org/wiki/Dirksen" office:name=""><text:span text:style-name="Definition"><text:span text:style-name="T2">Sen. Everett Dirksen</text:span></text:span></text:a></text:p>
      <text:p text:style-name="Text_20_body">Wise men make proverbs, but fools repeat them.<text:line-break/><text:span text:style-name="T2">    - </text:span><text:a xlink:type="simple" xlink:href="http://en.wikipedia.org/wiki/Samuel_Palmer" office:name=""><text:span text:style-name="Definition"><text:span text:style-name="T2">Samuel Palmer</text:span></text:span></text:a></text:p>
      <text:p text:style-name="Text_20_body">In the End, we will remember not the words of our enemies, but the silence of our friends.<text:line-break/><text:span text:style-name="T2">    - </text:span><text:a xlink:type="simple" xlink:href="http://en.wikipedia.org/wiki/Luther_King" office:name=""><text:span text:style-name="Definition"><text:span text:style-name="T2">Martin Luther King Jr.</text:span></text:span></text:a></text:p>
      <text:p text:style-name="Text_20_body">In the end, everything is a gag.<text:line-break/><text:span text:style-name="T2">    - </text:span><text:a xlink:type="simple" xlink:href="http://en.wikipedia.org/wiki/Charles_Chaplin_%28disambiguation%29" office:name=""><text:span text:style-name="Definition"><text:span text:style-name="T2">Charlie Chaplin</text:span></text:span></text:a></text:p>
      <text:p text:style-name="Horizontal_20_Line"/>
      <text:p text:style-name="First_20_paragraph"><text:a xlink:type="simple" xlink:href="http://norvig.com/index.html" office:name=""><text:span text:style-name="Definition"><text:span text:style-name="T2">Peter Norvi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8.1</meta:generator>
    <dc:title>Familiar and Unfamiliar Quotations</dc:title>
    <dc:description/>
    <dc:subject/>
    <meta:keyword/>
    <meta:initial-creator/>
    <dc:creator/>
    <meta:creation-date>2020-05-22T04:36:16Z</meta:creation-date>
    <dc:date>2020-05-22T04:36:16Z</dc:date>
  </office:meta>
</office:document-meta>
</file>